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0" style:master-page-name="MasterPage2" style:family="paragraph" style:name="P46">
      <style:paragraph-properties/>
    </style:style>
    <style:style style:parent-style-name="687" style:family="paragraph" style:name="P47">
      <style:text-properties style:text-underline-type="single" style:text-underline-style="solid" style:text-underline-width="auto" style:text-underline-color="font-color"/>
      <style:paragraph-properties/>
    </style:style>
    <style:style style:family="text" style:name="T33">
      <style:text-properties style:text-underline-type="single" style:text-underline-style="solid" style:text-underline-width="auto" style:text-underline-color="font-color"/>
    </style:style>
    <style:style style:family="text" style:name="T34">
      <style:text-properties style:text-underline-type="single" style:text-underline-style="solid" style:text-underline-width="auto" style:text-underline-color="font-color"/>
    </style:style>
    <style:style style:family="text" style:name="T35">
      <style:text-properties style:text-underline-type="single" style:text-underline-style="solid" style:text-underline-width="auto" style:text-underline-color="font-color"/>
    </style:style>
    <style:style style:parent-style-name="680" style:family="paragraph" style:name="P48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36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37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38">
      <style:text-properties fo:font-style="italic"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16.19cm" fo:margin-left="-0.187cm" table:align="left"/>
    </style:style>
    <style:style style:family="table-column" style:name="co1">
      <style:table-column-properties style:column-width="4.436cm"/>
    </style:style>
    <style:style style:family="table-column" style:name="co2">
      <style:table-column-properties style:column-width="8.501cm"/>
    </style:style>
    <style:style style:family="table-column" style:name="co3">
      <style:table-column-properties style:column-width="3.251cm"/>
    </style:style>
    <style:style style:family="table-row" style:name="ro1">
      <style:table-row-properties/>
    </style:style>
    <style:style style:family="table-cell" style:name="ce1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78" style:family="paragraph" style:name="P49">
      <style:text-properties fo:color="#000000" fo:font-weight="bold"/>
      <style:paragraph-properties fo:text-align="left"/>
    </style:style>
    <style:style style:family="text" style:name="T39">
      <style:text-properties fo:color="#000000" fo:font-weight="bold"/>
    </style:style>
    <style:style style:family="text" style:name="T40">
      <style:text-properties fo:color="#000000" fo:font-weight="bold"/>
    </style:style>
    <style:style style:family="text" style:name="T41">
      <style:text-properties fo:color="#000000" fo:font-weight="bold"/>
    </style:style>
    <style:style style:family="table-cell" style:name="ce2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78" style:family="paragraph" style:name="P50">
      <style:text-properties fo:color="#000000" fo:font-weight="bold"/>
      <style:paragraph-properties fo:text-align="left"/>
    </style:style>
    <style:style style:family="text" style:name="T42">
      <style:text-properties fo:color="#000000" fo:font-weight="bold"/>
    </style:style>
    <style:style style:family="text" style:name="T43">
      <style:text-properties fo:color="#000000" fo:font-weight="bold"/>
    </style:style>
    <style:style style:family="text" style:name="T44">
      <style:text-properties fo:color="#000000" fo:font-weight="bold"/>
    </style:style>
    <style:style style:family="table-cell" style:name="ce3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78" style:family="paragraph" style:name="P51">
      <style:text-properties fo:color="#000000" fo:font-weight="bold"/>
      <style:paragraph-properties fo:text-align="left"/>
    </style:style>
    <style:style style:family="text" style:name="T45">
      <style:text-properties fo:color="#000000" fo:font-weight="bold"/>
    </style:style>
    <style:style style:family="text" style:name="T46">
      <style:text-properties fo:color="#000000" fo:font-weight="bold"/>
    </style:style>
    <style:style style:family="text" style:name="T47">
      <style:text-properties fo:color="#000000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78" style:family="paragraph" style:name="P52">
      <style:paragraph-properties/>
    </style:style>
    <style:style style:family="table-cell" style:name="ce5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78" style:family="paragraph" style:name="P53">
      <style:paragraph-properties/>
    </style:style>
    <style:style style:family="text" style:name="T48">
      <style:text-properties fo:language="en" fo:country="US" fo:font-style="normal" fo:font-weight="normal"/>
    </style:style>
    <style:style style:family="table-cell" style:name="ce6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78" style:family="paragraph" style:name="P54">
      <style:paragraph-properties/>
    </style:style>
    <style:style style:family="text" style:name="T49">
      <style:text-properties fo:language="en" fo:country="US" fo:font-style="normal" fo:font-weight="normal"/>
    </style:style>
    <style:style style:family="text" style:name="T50">
      <style:text-properties fo:language="en" fo:country="US" fo:font-style="normal" fo:font-weight="normal"/>
    </style:style>
    <style:style style:family="text" style:name="T51">
      <style:text-properties fo:language="en" fo:country="US" fo:font-style="normal" fo:font-weight="normal"/>
    </style:style>
    <style:style style:parent-style-name="680" style:family="paragraph" style:name="P55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52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53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54">
      <style:text-properties fo:font-style="italic" style:text-underline-type="single" style:text-underline-style="solid" style:text-underline-width="auto" style:text-underline-color="font-color" fo:font-weight="bold"/>
    </style:style>
    <style:style style:parent-style-name="680" style:family="paragraph" style:name="P56"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parent-style-name="679" style:family="paragraph" style:name="P57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0" style:family="paragraph" style:name="P58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0" style:family="paragraph" style:name="P59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0" style:family="paragraph" style:name="P60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</office:automatic-styles>
  <office:body>
    <office:text text:use-soft-page-breaks="true">
      <text:p text:style-name="P46"><text:span><text:s text:c="6"/></text:span><text:span/></text:p>
      <text:list>
        <text:list-item>
          <text:p text:style-name="P47"><text:span text:style-name="T33">Itinerary Suggestions - ${city}</text:span><text:span text:style-name="T34"/><text:span text:style-name="T35"/></text:p>
        </text:list-item>
      </text:list>
      <text:p text:style-name="P48"><text:span text:style-name="T36"/><text:span text:style-name="T37"/><text:span text:style-name="T38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49"><text:span text:style-name="T39">Place</text:span><text:span text:style-name="T40"/><text:span text:style-name="T41"/></text:p>
          </table:table-cell>
          <table:table-cell table:style-name="ce2">
            <text:p text:style-name="P50"><text:span text:style-name="T42">Info</text:span><text:span text:style-name="T43"/><text:span text:style-name="T44"/></text:p>
          </table:table-cell>
          <table:table-cell table:style-name="ce3">
            <text:p text:style-name="P51"><text:span text:style-name="T45">Cost</text:span><text:span text:style-name="T46"/><text:span text:style-name="T47"/></text:p>
          </table:table-cell>
        </table:table-row>
        <table:table-row table:style-name="ro2">
          <table:table-cell table:style-name="ce4">
            <text:p text:style-name="P52"><text:span/><text:span/><text:span/><text:text-input>${r.name}</text:text-input><text:span/></text:p>
          </table:table-cell>
          <table:table-cell table:style-name="ce5">
            <text:p text:style-name="P53"><text:span text:style-name="T48"/><text:span/><text:span/><text:span/><text:text-input>${r.info}</text:text-input><text:span/></text:p>
          </table:table-cell>
          <table:table-cell table:style-name="ce6">
            <text:p text:style-name="P54"><text:span text:style-name="T49"/><text:span/><text:span/><text:span/><text:text-input>${r.cost}</text:text-input><text:span text:style-name="T50"><text:s/></text:span><text:span text:style-name="T51">€</text:span><text:span/></text:p>
          </table:table-cell>
        </table:table-row>
      </table:table>
      <text:p text:style-name="P55"><text:span text:style-name="T52"/><text:span text:style-name="T53"/><text:span text:style-name="T54"/></text:p>
      <text:p text:style-name="P56"><text:span/><text:span/></text:p>
      <text:p text:style-name="P57"><text:span>Total budget</text:span><text:span>: </text:span><text:span>${total} </text:span><text:span/></text:p>
      <text:p text:style-name="P58"><text:span/><text:span/></text:p>
      <text:p text:style-name="P59"><text:span/><text:span/></text:p>
      <text:p text:style-name="P60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/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</style:style>
    <style:style style:parent-style-name="619" style:display-name="DStyle_text" style:family="text" style:name="621"/>
    <style:style style:parent-style-name="619" style:display-name="DStyle_text" style:family="text" style:name="622"/>
    <style:style style:parent-style-name="619"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</style:style>
    <style:style style:parent-style-name="619" style:display-name="DStyle_text" style:family="text" style:name="625"/>
    <style:style style:parent-style-name="624" style:display-name="Normal" style:family="paragraph" style:name="626"/>
    <style:style style:parent-style-name="619" style:display-name="Heading 1 Char" style:family="text" style:name="627">
      <style:text-properties fo:font-family="Arial" style:font-family-complex="Arial" fo:font-size="20pt"/>
    </style:style>
    <style:style style:parent-style-name="619" style:display-name="Heading 2 Char" style:family="text" style:name="628">
      <style:text-properties fo:font-family="Arial" style:font-family-complex="Arial" fo:font-size="17pt"/>
    </style:style>
    <style:style style:parent-style-name="619" style:display-name="Heading 3 Char" style:family="text" style:name="629">
      <style:text-properties fo:font-family="Arial" style:font-family-complex="Arial" fo:font-size="15pt"/>
    </style:style>
    <style:style style:parent-style-name="626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1">
      <style:text-properties fo:font-family="Arial" style:font-family-complex="Arial" fo:font-size="13pt" fo:font-weight="bold"/>
    </style:style>
    <style:style style:parent-style-name="626" style:display-name="Heading 5" style:family="paragraph" style:name="632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3">
      <style:text-properties fo:font-family="Arial" style:font-family-complex="Arial" fo:font-size="12pt" fo:font-weight="bold"/>
    </style:style>
    <style:style style:parent-style-name="626" style:display-name="Heading 6" style:family="paragraph" style:name="634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5">
      <style:text-properties fo:font-family="Arial" style:font-family-complex="Arial" fo:font-size="11pt" fo:font-weight="bold"/>
    </style:style>
    <style:style style:parent-style-name="626" style:display-name="Heading 7" style:family="paragraph" style:name="63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37">
      <style:text-properties fo:font-family="Arial" style:font-family-complex="Arial" fo:font-size="11pt" fo:font-style="italic" fo:font-weight="bold"/>
    </style:style>
    <style:style style:parent-style-name="626" style:display-name="Heading 8" style:family="paragraph" style:name="638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39">
      <style:text-properties fo:font-family="Arial" style:font-family-complex="Arial" fo:font-size="11pt" fo:font-style="italic"/>
    </style:style>
    <style:style style:parent-style-name="626" style:display-name="Heading 9" style:family="paragraph" style:name="64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1">
      <style:text-properties fo:font-family="Arial" style:font-family-complex="Arial" fo:font-size="10.5pt" fo:font-style="italic"/>
    </style:style>
    <style:style style:parent-style-name="626" style:display-name="List Paragraph" style:family="paragraph" style:name="642">
      <style:paragraph-properties fo:margin-left="1.27cm" fo:margin-right="0cm" fo:text-indent="0cm"/>
    </style:style>
    <style:style style:parent-style-name="624" style:display-name="No Spacing" style:family="paragraph" style:name="643">
      <style:paragraph-properties fo:line-height="100%" fo:margin-top="0pt" fo:margin-bottom="0pt"/>
    </style:style>
    <style:style style:parent-style-name="619" style:display-name="Title Char" style:family="text" style:name="644">
      <style:text-properties fo:font-size="24pt"/>
    </style:style>
    <style:style style:parent-style-name="619" style:display-name="Subtitle Char" style:family="text" style:name="645">
      <style:text-properties fo:font-size="12pt"/>
    </style:style>
    <style:style style:parent-style-name="626" style:display-name="Quote" style:family="paragraph" style:name="646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47">
      <style:text-properties fo:font-style="italic"/>
    </style:style>
    <style:style style:parent-style-name="626" style:display-name="Intense Quote" style:family="paragraph" style:name="64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49">
      <style:text-properties fo:font-style="italic"/>
    </style:style>
    <style:style style:parent-style-name="626" style:display-name="Head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1"/>
    <style:style style:parent-style-name="626" style:display-name="Foot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3"/>
    <style:style style:parent-style-name="619" style:display-name="Caption Char" style:family="text" style:name="654"/>
    <style:style style:parent-style-name="619" style:display-name="Hyperlink" style:family="text" style:name="65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56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footnote text" style:family="paragraph" style:name="660">
      <style:text-properties fo:font-size="9pt"/>
      <style:paragraph-properties fo:line-height="100%" fo:margin-bottom="2pt"/>
    </style:style>
    <style:style style:parent-style-name="619" style:display-name="Footnote Text Char" style:family="text" style:name="661">
      <style:text-properties fo:font-size="9pt"/>
    </style:style>
    <style:style style:parent-style-name="619" style:display-name="footnote reference" style:family="text" style:name="662">
      <style:text-properties style:text-position="super 58%"/>
    </style:style>
    <style:style style:parent-style-name="626" style:display-name="endnote text" style:family="paragraph" style:name="663">
      <style:text-properties fo:font-size="10pt"/>
      <style:paragraph-properties fo:line-height="100%" fo:margin-bottom="0pt"/>
    </style:style>
    <style:style style:parent-style-name="619" style:display-name="Endnote Text Char" style:family="text" style:name="664">
      <style:text-properties fo:font-size="10pt"/>
    </style:style>
    <style:style style:parent-style-name="619" style:display-name="endnote reference" style:family="text" style:name="665">
      <style:text-properties style:text-position="super 58%"/>
    </style:style>
    <style:style style:parent-style-name="626" style:display-name="toc 1" style:family="paragraph" style:name="666">
      <style:paragraph-properties fo:margin-left="0cm" fo:margin-right="0cm" fo:text-indent="0cm" fo:margin-bottom="2.85pt"/>
    </style:style>
    <style:style style:parent-style-name="626" style:display-name="toc 2" style:family="paragraph" style:name="667">
      <style:paragraph-properties fo:margin-left="0.4992cm" fo:margin-right="0cm" fo:text-indent="0cm" fo:margin-bottom="2.85pt"/>
    </style:style>
    <style:style style:parent-style-name="626" style:display-name="toc 3" style:family="paragraph" style:name="668">
      <style:paragraph-properties fo:margin-left="1cm" fo:margin-right="0cm" fo:text-indent="0cm" fo:margin-bottom="2.85pt"/>
    </style:style>
    <style:style style:parent-style-name="626" style:display-name="toc 4" style:family="paragraph" style:name="669">
      <style:paragraph-properties fo:margin-left="1.499cm" fo:margin-right="0cm" fo:text-indent="0cm" fo:margin-bottom="2.85pt"/>
    </style:style>
    <style:style style:parent-style-name="626" style:display-name="toc 5" style:family="paragraph" style:name="670">
      <style:paragraph-properties fo:margin-left="2cm" fo:margin-right="0cm" fo:text-indent="0cm" fo:margin-bottom="2.85pt"/>
    </style:style>
    <style:style style:parent-style-name="626" style:display-name="toc 6" style:family="paragraph" style:name="671">
      <style:paragraph-properties fo:margin-left="2.5cm" fo:margin-right="0cm" fo:text-indent="0cm" fo:margin-bottom="2.85pt"/>
    </style:style>
    <style:style style:parent-style-name="626" style:display-name="toc 7" style:family="paragraph" style:name="672">
      <style:paragraph-properties fo:margin-left="3.001cm" fo:margin-right="0cm" fo:text-indent="0cm" fo:margin-bottom="2.85pt"/>
    </style:style>
    <style:style style:parent-style-name="626" style:display-name="toc 8" style:family="paragraph" style:name="673">
      <style:paragraph-properties fo:margin-left="3.5cm" fo:margin-right="0cm" fo:text-indent="0cm" fo:margin-bottom="2.85pt"/>
    </style:style>
    <style:style style:parent-style-name="626" style:display-name="toc 9" style:family="paragraph" style:name="674">
      <style:paragraph-properties fo:margin-left="4.001cm" fo:margin-right="0cm" fo:text-indent="0cm" fo:margin-bottom="2.85pt"/>
    </style:style>
    <style:style style:parent-style-name="624" style:display-name="TOC Heading" style:family="paragraph" style:name="675"/>
    <style:style style:parent-style-name="626" style:display-name="table of figures" style:family="paragraph" style:name="676">
      <style:paragraph-properties fo:margin-bottom="0pt"/>
    </style:style>
    <style:style style:parent-style-name="623" style:class="default" style:display-name="DStyle_paragraph" style:family="paragraph" style:name="677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77" style:display-name="Standard" style:family="paragraph" style:name="678">
      <style:text-properties/>
      <style:paragraph-properties/>
    </style:style>
    <style:style style:parent-style-name="678" style:display-name="Heading" style:family="paragraph" style:name="679">
      <style:text-properties fo:font-family="Liberation Sans" style:font-family-complex="Liberation Sans" fo:font-size="14pt"/>
      <style:paragraph-properties fo:margin-top="12pt" fo:margin-bottom="6pt"/>
    </style:style>
    <style:style style:parent-style-name="678" style:display-name="Text body" style:family="paragraph" style:name="680">
      <style:text-properties/>
      <style:paragraph-properties fo:line-height="120%" fo:margin-top="0pt" fo:margin-bottom="7pt"/>
    </style:style>
    <style:style style:parent-style-name="680" style:display-name="List" style:family="paragraph" style:name="681"/>
    <style:style style:parent-style-name="678" style:display-name="Caption" style:family="paragraph" style:name="682">
      <style:text-properties fo:font-size="12pt" fo:font-style="italic"/>
      <style:paragraph-properties fo:margin-top="6pt" fo:margin-bottom="6pt"/>
    </style:style>
    <style:style style:parent-style-name="678" style:display-name="Index" style:family="paragraph" style:name="683"/>
    <style:style style:parent-style-name="678" style:display-name="Quotations" style:family="paragraph" style:name="684">
      <style:paragraph-properties fo:margin-left="1cm" fo:margin-right="1cm" fo:text-indent="0cm" fo:margin-top="0pt" fo:margin-bottom="14.15pt"/>
    </style:style>
    <style:style style:parent-style-name="679" style:display-name="Title" style:family="paragraph" style:name="685">
      <style:text-properties fo:font-size="28pt" fo:font-weight="bold"/>
      <style:paragraph-properties fo:text-align="center"/>
    </style:style>
    <style:style style:parent-style-name="679" style:display-name="Subtitle" style:family="paragraph" style:name="686">
      <style:text-properties fo:font-size="18pt"/>
      <style:paragraph-properties fo:text-align="center" fo:margin-top="3pt" fo:margin-bottom="6pt"/>
    </style:style>
    <style:style style:parent-style-name="679" style:display-name="Heading 1" style:family="paragraph" style:name="687">
      <style:text-properties fo:font-size="18pt" fo:font-weight="bold"/>
      <style:paragraph-properties fo:margin-top="12pt" fo:margin-bottom="6pt"/>
    </style:style>
    <style:style style:parent-style-name="679" style:display-name="Heading 2" style:family="paragraph" style:name="688">
      <style:text-properties fo:font-size="16pt" fo:font-weight="bold"/>
      <style:paragraph-properties fo:margin-top="10pt" fo:margin-bottom="6pt"/>
    </style:style>
    <style:style style:parent-style-name="679" style:display-name="Heading 3" style:family="paragraph" style:name="689">
      <style:text-properties fo:color="#808080" fo:font-size="14pt" fo:font-weight="bold"/>
      <style:paragraph-properties fo:margin-top="7pt" fo:margin-bottom="6pt"/>
    </style:style>
    <style:style style:parent-style-name="678" style:display-name="Table Contents" style:family="paragraph" style:name="690"/>
    <style:style style:parent-style-name="690" style:display-name="Table Heading" style:family="paragraph" style:name="691"/>
    <style:style style:parent-style-name="619" style:display-name="Internet link" style:family="text" style:name="692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693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15-01-26T02:20:36Z</meta:creation-date>
  </office:meta>
</office:document-meta>
</file>